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1"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5"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7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77"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79" style:family="paragraph" style:parent-style-name="Text_20_body">
      <style:paragraph-properties fo:margin-left="0cm" fo:margin-right="0cm" fo:margin-top="0cm" fo:margin-bottom="0cm" loext:contextual-spacing="false" fo:orphans="2" fo:widows="2" fo:text-indent="0cm" style:auto-text-indent="false"/>
    </style:style>
    <style:style style:name="P80" style:family="paragraph" style:parent-style-name="Text_20_body" style:list-style-name="L2">
      <style:paragraph-properties fo:margin-top="0cm" fo:margin-bottom="0cm" loext:contextual-spacing="false" fo:orphans="2" fo:widows="2"/>
    </style:style>
    <style:style style:name="P81"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2"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9" style:family="text">
      <style:text-properties fo:color="#339933"/>
    </style:style>
    <style:style style:name="T10" style:family="text">
      <style:text-properties fo:color="#339933" style:font-name="monospace" fo:font-size="10.5pt"/>
    </style:style>
    <style:style style:name="T11" style:family="text">
      <style:text-properties fo:color="#0000ff"/>
    </style:style>
    <style:style style:name="T12" style:family="text">
      <style:text-properties fo:color="#0000ff" style:font-name="monospace" fo:font-size="10.5pt"/>
    </style:style>
    <style:style style:name="T13" style:family="text">
      <style:text-properties fo:color="#b1b100"/>
    </style:style>
    <style:style style:name="T14" style:family="text">
      <style:text-properties fo:color="#b1b100" style:font-name="monospace" fo:font-size="10.5pt"/>
    </style:style>
    <style:style style:name="T15" style:family="text">
      <style:text-properties fo:color="#009900"/>
    </style:style>
    <style:style style:name="T16" style:family="text">
      <style:text-properties fo:color="#009900" style:font-name="monospace" fo:font-size="10.5pt"/>
    </style:style>
    <style:style style:name="T17" style:family="text">
      <style:text-properties fo:color="#cc66cc"/>
    </style:style>
    <style:style style:name="T18" style:family="text">
      <style:text-properties fo:color="#cc66cc" style:font-name="monospace" fo:font-size="10.5pt"/>
    </style:style>
    <style:style style:name="T19" style:family="text">
      <style:text-properties fo:color="#cc66cc" officeooo:rsid="00332c74"/>
    </style:style>
    <style:style style:name="T20" style:family="text">
      <style:text-properties fo:font-weight="normal"/>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color="#990000"/>
    </style:style>
    <style:style style:name="T23" style:family="text">
      <style:text-properties fo:color="#c9211e" fo:font-size="15pt" officeooo:rsid="000d696b" style:font-size-asian="13.1000003814697pt" style:font-size-complex="15pt"/>
    </style:style>
    <style:style style:name="T24" style:family="text">
      <style:text-properties fo:color="#c9211e" fo:font-size="15pt" officeooo:rsid="00119207" style:font-size-asian="13.1000003814697pt" style:font-size-complex="15pt"/>
    </style:style>
    <style:style style:name="T25" style:family="text">
      <style:text-properties fo:color="#c9211e" fo:font-size="15pt" officeooo:rsid="0014c334" style:font-size-asian="13.1000003814697pt" style:font-size-complex="15pt"/>
    </style:style>
    <style:style style:name="T26" style:family="text">
      <style:text-properties fo:font-size="15pt" style:font-size-asian="13.1000003814697pt" style:font-size-complex="15pt"/>
    </style:style>
    <style:style style:name="T27" style:family="text">
      <style:text-properties fo:font-size="15pt" officeooo:rsid="00119207" style:font-size-asian="13.1000003814697pt" style:font-size-complex="15pt"/>
    </style:style>
    <style:style style:name="T28" style:family="text">
      <style:text-properties fo:color="#000000"/>
    </style:style>
    <style:style style:name="T29" style:family="text">
      <style:text-properties fo:color="#000000" fo:font-size="10.5pt" style:font-size-asian="9.14999961853027pt" style:font-size-complex="10.5pt"/>
    </style:style>
    <style:style style:name="T30" style:family="text">
      <style:text-properties fo:color="#000000" fo:font-size="10.5pt" style:font-size-asian="9.14999961853027pt" style:font-weight-asian="normal" style:font-size-complex="10.5pt" style:font-weight-complex="normal"/>
    </style:style>
    <style:style style:name="T31" style:family="text">
      <style:text-properties fo:color="#000000" fo:font-size="10.5pt" officeooo:rsid="001aed35" style:font-size-asian="9.14999961853027pt" style:font-weight-asian="normal" style:font-size-complex="10.5pt" style:font-weight-complex="normal"/>
    </style:style>
    <style:style style:name="T32" style:family="text">
      <style:text-properties fo:color="#000000" fo:font-size="10.5pt" fo:font-weight="bold" style:font-size-asian="9.14999961853027pt" style:font-weight-asian="bold" style:font-size-complex="10.5pt" style:font-weight-complex="bold"/>
    </style:style>
    <style:style style:name="T33" style:family="text">
      <style:text-properties fo:color="#000000" fo:font-size="12pt" style:font-size-asian="12pt" style:font-size-complex="12pt"/>
    </style:style>
    <style:style style:name="T34" style:family="text">
      <style:text-properties fo:color="#800080"/>
    </style:style>
    <style:style style:name="T35" style:family="text">
      <style:text-properties fo:color="#666666" fo:font-style="italic"/>
    </style:style>
    <style:style style:name="T36" style:family="text">
      <style:text-properties officeooo:rsid="00119207"/>
    </style:style>
    <style:style style:name="T37" style:family="text">
      <style:text-properties officeooo:rsid="0018d570"/>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none" style:font-weight-asian="normal" style:font-weight-complex="normal"/>
    </style:style>
    <style:style style:name="T40" style:family="text">
      <style:text-properties style:font-name="Open Sans" fo:font-size="10.5pt" fo:font-style="normal" fo:font-weight="normal"/>
    </style:style>
    <style:style style:name="T41" style:family="text">
      <style:text-properties style:font-name="Open Sans" fo:font-size="10.5pt" fo:font-style="normal" fo:font-weight="normal" officeooo:rsid="00213678"/>
    </style:style>
    <style:style style:name="T42"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43" style:family="text">
      <style:text-properties officeooo:rsid="002259d9"/>
    </style:style>
    <style:style style:name="T44" style:family="text">
      <style:text-properties fo:color="#a1467e" fo:font-weight="bold" style:font-weight-asian="bold" style:font-weight-complex="bold"/>
    </style:style>
    <style:style style:name="T45" style:family="text">
      <style:text-properties officeooo:rsid="0029fa97"/>
    </style:style>
    <style:style style:name="T46" style:family="text">
      <style:text-properties officeooo:rsid="002f464e"/>
    </style:style>
    <style:style style:name="T47" style:family="text">
      <style:text-properties officeooo:rsid="0030eedd"/>
    </style:style>
    <style:style style:name="T48" style:family="text">
      <style:text-properties officeooo:rsid="0031b41f"/>
    </style:style>
    <style:style style:name="T49" style:family="text">
      <style:text-properties style:font-name="monospace" fo:font-size="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6">Int </text:span></text:span><text:span text:style-name="T6">(plain integer)</text:span><text:span text:style-name="T2"><text:line-break/>Numerieke waarde welke altijd een rond getal vormt. Dus zonder k punten. B.v. 110, 20, 33 etc.</text:span></text:p>
        </text:list-item>
        <text:list-item>
          <text:p text:style-name="P47"><text:span text:style-name="Strong_20_Emphasis"><text:span text:style-name="T6">Long </text:span></text:span><text:span text:style-name="T6">(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6">Float </text:span></text:span><text:span text:style-name="T6">(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6">Complex </text:span></text:span><text:span text:style-name="T6">(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6">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0</text:span><text:span text:style-name="T9">:</text:span><text:span text:style-name="T17">10</text:span><text:span text:style-name="T15">])</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10</text:span><text:span text:style-name="T9">:</text:span><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9">=</text:span><text:span text:style-name="T11">"Deze regel is een string"</text:span></text:p>
            <text:p text:style-name="P33"><text:span text:style-name="T13">print</text:span><text:span text:style-name="T15">(</text:span>string <text:span text:style-name="T9">+</text:span> <text:span text:style-name="T11">"!!!!!!"</text:span><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append <text:span text:style-name="T15">(</text:span><text:span text:style-name="T11">"item6"</text:span><text:span text:style-name="T15">)</text:span></text:p>
            <text:p text:style-name="P33"><text:span text:style-name="T13">print</text:span><text:span text:style-name="T15">(</text:span>list1<text:span text:style-name="T15">)</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insert <text:span text:style-name="T15">(</text:span><text:span text:style-name="T17">0</text:span><text:span text:style-name="T9">,</text:span> <text:span text:style-name="T11">"item100"</text:span><text:span text:style-name="T15">)</text:span></text:p>
            <text:p text:style-name="P33"><text:span text:style-name="T13">print</text:span><text:span text:style-name="T15">(</text:span>list1<text:span text:style-name="T15">)</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insert <text:span text:style-name="T15">(</text:span><text:span text:style-name="T17">0</text:span><text:span text:style-name="T9">,</text:span> <text:span text:style-name="T11">"item100"</text:span><text:span text:style-name="T15">)</text:span></text:p>
            <text:p text:style-name="P33"><text:span text:style-name="T13">print</text:span><text:span text:style-name="T15">(</text:span>list1<text:span text:style-name="T15">)</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20">Data type </text:span></text:span><text:span text:style-name="Strong_20_Emphasis"><text:span text:style-name="T21">“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tuple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tuple1 <text:span text:style-name="T9">+</text:span> tuple2<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20">Data type </text:span></text:span><text:span text:style-name="Strong_20_Emphasis"><text:span text:style-name="T21">“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dic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dict1<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8">Python syntax</text:span></text:span></text:p>
      <text:p text:style-name="P43"><text:s/>“logische” syntax eig<text:span text:style-name="T36">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36">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3">print</text:span><text:span text:style-name="T15">(</text:span>“Hello World”<text:span text:style-name="T15">)</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3">print</text:span><text:span text:style-name="T15">(</text:span><text:span text:style-name="T11">"Hello World"</text:span> <text:span text:style-name="T9">,</text:span> <text:span text:style-name="T22">end</text:span><text:span text:style-name="T9">=</text:span><text:span text:style-name="T11">""</text:span><text:span text:style-name="T15">)</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3">print</text:span><text:span text:style-name="T15">(</text:span><text:span text:style-name="T11">"Hello World"</text:span> <text:span text:style-name="T9">,</text:span> <text:span text:style-name="T22">end</text:span><text:span text:style-name="T9">=</text:span><text:span text:style-name="T11">";"</text:span><text:span text:style-name="T15">)</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9">=</text:span><text:span text:style-name="T11">"jarno"</text:span></text:p>
            <text:p text:style-name="P33"><text:span text:style-name="T13">print</text:span><text:span text:style-name="T15">(</text:span>naam<text:span text:style-name="T15">)</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9">=</text:span><text:span text:style-name="T11">"Jarno"</text:span></text:p>
            <text:p text:style-name="P33">achternaam<text:span text:style-name="T9">=</text:span><text:span text:style-name="T11">"Baselier"</text:span></text:p>
            <text:p text:style-name="P34"> </text:p>
            <text:p text:style-name="P33"><text:span text:style-name="T13">print</text:span><text:span text:style-name="T15">(</text:span>naam <text:span text:style-name="T9">+</text:span> <text:span text:style-name="T11">" "</text:span> <text:span text:style-name="T9">+</text:span>achternaam<text:span text:style-name="T15">)</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9">=</text:span><text:span text:style-name="T17">12</text:span></text:p>
            <text:p text:style-name="P33"><text:span text:style-name="T13">print</text:span><text:span text:style-name="T15">(</text:span>getal<text:span text:style-name="T15">)</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9">=</text:span><text:span text:style-name="T11">"12 11 10"</text:span></text:p>
            <text:p text:style-name="P33"><text:span text:style-name="T13">print</text:span><text:span text:style-name="T15">(</text:span>getal<text:span text:style-name="T15">)</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0</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0</text:span><text:span text:style-name="T9">:</text:span><text:span text:style-name="T17">10</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10</text:span><text:span text:style-name="T9">:</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9">=</text:span><text:span text:style-name="T11">"Deze regel is een string"</text:span></text:p>
            <text:p text:style-name="P33"><text:span text:style-name="T13">print</text:span><text:span text:style-name="T15">(</text:span>string <text:span text:style-name="T9">*</text:span> <text:span text:style-name="T17">2</text:span><text:span text:style-name="T15">)</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9">=</text:span><text:span text:style-name="T11">"Deze regel is een string"</text:span></text:p>
            <text:p text:style-name="P33"><text:span text:style-name="T13">print</text:span><text:span text:style-name="T15">(</text:span>string <text:span text:style-name="T9">+</text:span> <text:span text:style-name="T11">"!!!!!!"</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9">=</text:span><text:span text:style-name="T11">"Deze regel is een string"</text:span></text:p>
            <text:p text:style-name="P33"><text:span text:style-name="T13">print</text:span><text:span text:style-name="T15">(</text:span>string<text:span text:style-name="T15">[</text:span><text:span text:style-name="T17">0</text:span><text:span text:style-name="T9">:</text:span><text:span text:style-name="T17">10</text:span><text:span text:style-name="T15">]</text:span> <text:span text:style-name="T9">*</text:span> <text:span text:style-name="T17">2</text:span> <text:span text:style-name="T9">+</text:span> <text:span text:style-name="T11">"!!!!!!"</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text:span text:style-name="T15">[</text:span><text:span text:style-name="T17">2</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text:span text:style-name="T15">[</text:span><text:span text:style-name="T17">2</text:span><text:span text:style-name="T9">:</text:span><text:span text:style-name="T17">4</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text:soft-page-break/>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text:span text:style-name="T15">[</text:span><text:span text:style-name="T17">2</text:span><text:span text:style-name="T9">:</text:span><text:span text:style-name="T17">4</text:span><text:span text:style-name="T15">]</text:span> <text:span text:style-name="T9">*</text:span> <text:span text:style-name="T17">2</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list1 <text:span text:style-name="T9">+</text:span> list2<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15">]</text:span></text:p>
            <text:p text:style-name="P33">list1<text:span text:style-name="T15">[</text:span><text:span text:style-name="T17">0</text:span><text:span text:style-name="T15">]</text:span> <text:span text:style-name="T9">=</text:span> <text:span text:style-name="T11">"item100"</text:span></text:p>
            <text:p text:style-name="P33"><text:span text:style-name="T13">print</text:span><text:span text:style-name="T15">(</text:span>list1<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text:span text:style-name="T13">print</text:span><text:span text:style-name="T15">(</text:span>list2<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remove<text:span text:style-name="T15">(</text:span><text:span text:style-name="T11">"item5"</text:span><text:span text:style-name="T15">)</text:span></text:p>
            <text:p text:style-name="P33">list2<text:span text:style-name="T9">.</text:span>remove<text:span text:style-name="T15">(</text:span><text:span text:style-name="T17">2000</text:span><text:span text:style-name="T15">)</text:span></text:p>
            <text:p text:style-name="P33"><text:span text:style-name="T13">print</text:span><text:span text:style-name="T15">(</text:span>list2<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append <text:span text:style-name="T15">(</text:span><text:span text:style-name="T11">"item6"</text:span><text:span text:style-name="T15">)</text:span></text:p>
            <text:p text:style-name="P33"><text:span text:style-name="T13">print</text:span><text:span text:style-name="T15">(</text:span>list1<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list2 <text:span text:style-name="T9">=</text:span><text:span text:style-name="T15">[</text:span><text:span text:style-name="T17">1000</text:span><text:span text:style-name="T9">,</text:span> <text:span text:style-name="T17">2000</text:span><text:span text:style-name="T9">,</text:span> list1<text:span text:style-name="T15">]</text:span></text:p>
            <text:p text:style-name="P33">list1<text:span text:style-name="T9">.</text:span>insert <text:span text:style-name="T15">(</text:span><text:span text:style-name="T17">0</text:span><text:span text:style-name="T9">,</text:span> <text:span text:style-name="T11">"item100"</text:span><text:span text:style-name="T15">)</text:span></text:p>
            <text:p text:style-name="P33"><text:span text:style-name="T13">print</text:span><text:span text:style-name="T15">(</text:span>list1<text:span text:style-name="T15">)</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33">tuple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tuple1 <text:span text:style-name="T9">+</text:span> tuple2<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dict2 <text:span text:style-name="T9">=</text:span><text:span text:style-name="T15">(</text:span><text:span text:style-name="T17">1000</text:span><text:span text:style-name="T9">,</text:span> <text:span text:style-name="T17">2000</text:span><text:span text:style-name="T15">)</text:span></text:p>
            <text:p text:style-name="P33"><text:span text:style-name="T13">print</text:span><text:span text:style-name="T15">(</text:span>dict1<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33"><text:span text:style-name="T13">print</text:span><text:span text:style-name="T15">(</text:span>dict1<text:span text:style-name="T15">[</text:span><text:span text:style-name="T11">"Naam"</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text:soft-page-break/>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33"><text:span text:style-name="T13">print</text:span><text:span text:style-name="T15">(</text:span>dict1<text:span text:style-name="T15">[</text:span><text:span text:style-name="T11">"Naam"</text:span><text:span text:style-name="T15">]</text:span><text:span text:style-name="T9">,</text:span>dict1<text:span text:style-name="T15">[</text:span><text:span text:style-name="T11">"Achternaam"</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34"> </text:p>
            <text:p text:style-name="P33">dict2<text:span text:style-name="T15">[</text:span><text:span text:style-name="T11">"waarde3"</text:span><text:span text:style-name="T15">]</text:span> <text:span text:style-name="T9">=</text:span> <text:span text:style-name="T17">3000</text:span></text:p>
            <text:p text:style-name="P34"> </text:p>
            <text:p text:style-name="P33"><text:span text:style-name="T13">print</text:span><text:span text:style-name="T15">(</text:span>dict2<text:span text:style-name="T15">[</text:span><text:span text:style-name="T11">"waarde3"</text:span><text:span text:style-name="T15">])</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33">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34"> </text:p>
            <text:p text:style-name="P33">dict2<text:span text:style-name="T15">[</text:span><text:span text:style-name="T11">"waarde3"</text:span><text:span text:style-name="T15">]</text:span> <text:span text:style-name="T9">=</text:span> <text:span text:style-name="T17">3000</text:span></text:p>
            <text:p text:style-name="P33">del dict2<text:span text:style-name="T15">[</text:span><text:span text:style-name="T11">'waarde3'</text:span><text:span text:style-name="T15">]</text:span><text:span text:style-name="T9">;</text:span></text:p>
            <text:p text:style-name="P34"> </text:p>
            <text:p text:style-name="P33"><text:span text:style-name="T13">print</text:span><text:span text:style-name="T15">(</text:span>dict2<text:span text:style-name="T15">)</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23">DATATYPEN CONVERTEREN</text:span></text:p>
      <table:table table:name="Table41" table:style-name="Table41">
        <table:table-column table:style-name="Table41.A"/>
        <table:table-row>
          <table:table-cell table:style-name="Table41.A1" office:value-type="string">
            <text:p text:style-name="P3">float<text:span text:style-name="T9">=</text:span><text:span text:style-name="T34">100.1</text:span></text:p>
            <text:p text:style-name="P34"> </text:p>
            <text:p text:style-name="P33"><text:span text:style-name="T13">print</text:span><text:span text:style-name="T15">(</text:span>int<text:span text:style-name="T15">(</text:span>float<text:span text:style-name="T15">))</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9">=</text:span><text:span text:style-name="T17">100</text:span></text:p>
            <text:p text:style-name="P34"> </text:p>
            <text:p text:style-name="P33"><text:span text:style-name="T13">print</text:span><text:span text:style-name="T15">(</text:span>str<text:span text:style-name="T15">(</text:span>integer<text:span text:style-name="T15">))</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9">=</text:span><text:span text:style-name="T11">"Jarno"</text:span> <text:s text:c="3"/><text:span text:style-name="T35">#Jarno is een string</text:span></text:p>
            <text:p text:style-name="P33">leeftijd<text:span text:style-name="T9">=</text:span><text:span text:style-name="T17">16</text:span> <text:s text:c="4"/><text:span text:style-name="T35">#16 is een integer</text:span></text:p>
            <text:p text:style-name="P34"/>
            <text:p text:style-name="P33"><text:span text:style-name="T13">print</text:span><text:span text:style-name="T15">(</text:span><text:span text:style-name="T11">"Van harte gefeliciteerd "</text:span> <text:span text:style-name="T9">+</text:span> naam <text:span text:style-name="T9">+</text:span> <text:span text:style-name="T11">"! Vandaag ben je "</text:span> <text:span text:style-name="T9">+</text:span> str<text:span text:style-name="T15">(</text:span>leeftijd<text:span text:style-name="T15">)</text:span> <text:span text:style-name="T9">+</text:span> <text:span text:style-name="T11">" jaar geworden."</text:span><text:span text:style-name="T15">)</text:span></text:p>
          </table:table-cell>
        </table:table-row>
      </table:table>
      <text:p text:style-name="P39"><text:span text:style-name="Emphasis"><text:span text:style-name="T3"/></text:span></text:p>
      <text:h text:style-name="P40" text:outline-level="2"><text:span text:style-name="Emphasis"><text:span text:style-name="T7">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9">=</text:span><text:span text:style-name="T17">1</text:span></text:p>
            <text:p text:style-name="P33">getal2<text:span text:style-name="T9">=</text:span><text:span text:style-name="T17">10</text:span></text:p>
            <text:p text:style-name="P34"> </text:p>
            <text:p text:style-name="P33"><text:span text:style-name="T13">print</text:span><text:span text:style-name="T15">(</text:span>getal2<text:span text:style-name="T9">/</text:span>getal1<text:span text:style-name="T15">)</text:span></text:p>
            <text:p text:style-name="P33"><text:span text:style-name="T13">print</text:span><text:span text:style-name="T15">(</text:span>getal1<text:span text:style-name="T9">+</text:span>getal2<text:span text:style-name="T15">)</text:span></text:p>
            <text:p text:style-name="P33"><text:span text:style-name="T13">print</text:span><text:span text:style-name="T15">(</text:span>getal2<text:span text:style-name="T9">-</text:span>getal1<text:span text:style-name="T15">)</text:span></text:p>
            <text:p text:style-name="P33"><text:span text:style-name="T13">print</text:span><text:span text:style-name="T15">(</text:span>getal1<text:span text:style-name="T9">*</text:span>getal2<text:span text:style-name="T15">)</text:span></text:p>
            <text:p text:style-name="P33"><text:span text:style-name="T13">print</text:span><text:span text:style-name="T15">(</text:span><text:span text:style-name="T17">10</text:span><text:span text:style-name="T9">/</text:span><text:span text:style-name="T17">10</text:span><text:span text:style-name="T15">)</text:span></text:p>
            <text:p text:style-name="P33"><text:span text:style-name="T13">print</text:span><text:span text:style-name="T15">(</text:span><text:span text:style-name="T17">5</text:span><text:span text:style-name="T9">/</text:span><text:span text:style-name="T17">2</text:span><text:span text:style-name="T15">)</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7">h</text:span><text:span text:style-name="T26">2</text:span></text:h>
      <text:h text:style-name="P9" text:outline-level="2"><text:span text:style-name="T24">IMPORTS </text:span><text:span text:style-name="T25">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7">Z</text:span>oals print.</text:p>
      <text:p text:style-name="P16">Zelf een functie maken: <text:s/>Dit doen wordt gedaan met het keyword: <text:span text:style-name="T38">def</text:span><text:span text:style-name="T39">. = definieren, / define. Na </text:span><text:span text:style-name="T38">def</text:span><text:span text:style-name="T39">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9">Dan schrijf je de functie, als die klaar is, sluit je die af met een </text:span><text:span text:style-name="T32">return</text:span><text:span text:style-name="T30"> die optioneel een waarde kan terugsturen naar de caller. Maar zonder waarde is deze hetzelfde als een </text:span><text:span text:style-name="T32">return None.</text:span></text:p>
      <text:p text:style-name="P28"><text:span text:style-name="T30">Voorbeeld: </text:span><text:span text:style-name="T31">een liedje voor een koor met meerdere stemmen:</text:span></text:p>
      <text:p text:style-name="P62">def hvPP(persoon):</text:p>
      <text:p text:style-name="P62"><text:s text:c="4"/>"liedje arrangeren voor een jongens en meisjes koor."</text:p>
      <text:p text:style-name="P62"><text:s text:c="4"/>print("1 - <text:s/>2 <text:s/>- <text:s/>3 <text:s/>- <text:s/>4")</text:p>
      <text:p text:style-name="P62"><text:s text:c="4"/>print(" h - v <text:s/>- <text:s/>h <text:s/>- <text:s/>v")</text:p>
      <text:p text:style-name="P62"><text:s text:c="4"/>print("1 - <text:s/>2 <text:s/>- <text:s/>3 <text:s/>- <text:s/>4")</text:p>
      <text:p text:style-name="P62"><text:s text:c="4"/>print(" h - v <text:s/>....")</text:p>
      <text:p text:style-name="P62"><text:s text:c="4"/>print(persoon + "\n(zing heel hard): <text:s/>PAPIER <text:s/>!!!")</text:p>
      <text:p text:style-name="P62"><text:s text:c="4"/>print(" ")</text:p>
      <text:p text:style-name="P62"><text:s text:c="4"/>return</text:p>
      <text:p text:style-name="P62"/>
      <text:p text:style-name="P62">hvPP( 'Meisjes :' )</text:p>
      <text:p text:style-name="P62">hvPP( 'Jongens :' )</text:p>
      <text:p text:style-name="P62">hvPP( 'Transgenders :' )</text:p>
      <text:p text:style-name="P62">hvPP('Bejaarden :')</text:p>
      <text:p text:style-name="P62">hvPP('De mannen :')</text:p>
      <text:p text:style-name="P62">hvPP("De vrouwen :")</text:p>
      <text:p text:style-name="P62">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80"><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80"><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80"><text:span text:style-name="Strong_20_Emphasis"><text:span text:style-name="T2">. – punt</text:span></text:span><text:span text:style-name="T2"><text:line-break/>Een punt betekend een willekeurig karakter (behalve \n).</text:span></text:p>
        </text:list-item>
        <text:list-item>
          <text:p text:style-name="P80"><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80"><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80"><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80"><text:span text:style-name="Strong_20_Emphasis"><text:span text:style-name="T2">\n </text:span></text:span><text:span text:style-name="T2"><text:line-break/>Een nieuwe lijn / witregel</text:span></text:p>
        </text:list-item>
        <text:list-item>
          <text:p text:style-name="P80"><text:span text:style-name="Strong_20_Emphasis"><text:span text:style-name="T2">\d</text:span></text:span><text:span text:style-name="T2"><text:line-break/>Elk decimaal teken, dus hetzelfde als [0-9]</text:span></text:p>
        </text:list-item>
        <text:list-item>
          <text:p text:style-name="P80"><text:span text:style-name="Strong_20_Emphasis"><text:span text:style-name="T2">\D</text:span></text:span><text:span text:style-name="T2"><text:line-break/>Geen decimaal teken, dus hetzelfde als [^0-9]</text:span></text:p>
        </text:list-item>
        <text:list-item>
          <text:p text:style-name="P80"><text:span text:style-name="Strong_20_Emphasis"><text:span text:style-name="T2">\s</text:span></text:span><text:span text:style-name="T2"><text:line-break/>Elk whitespace karakter, dus hetzelfde als [ \t\n\r\f\v]</text:span></text:p>
        </text:list-item>
        <text:list-item>
          <text:p text:style-name="P80"><text:span text:style-name="Strong_20_Emphasis"><text:span text:style-name="T2">\S</text:span></text:span><text:span text:style-name="T2"><text:line-break/>Geen whitespace karakter, dus hetzelfde als [^ \t\n\r\f\v]</text:span></text:p>
        </text:list-item>
        <text:list-item>
          <text:p text:style-name="P80"><text:span text:style-name="Strong_20_Emphasis"><text:span text:style-name="T2">\t</text:span></text:span><text:span text:style-name="T2"><text:line-break/>Een tab</text:span></text:p>
        </text:list-item>
        <text:list-item>
          <text:p text:style-name="P80"><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9">=</text:span> re<text:span text:style-name="T9">.</text:span>compile<text:span text:style-name="T15">(</text:span><text:span text:style-name="T11">"[a-zA-Z]+"</text:span> <text:span text:style-name="T11">"[0-9]+"</text:span> <text:span text:style-name="T11">"[a-z]*"</text:span><text:span text:style-name="T15">)</text:span></text:p>
            <text:p text:style-name="P34"> </text:p>
            <text:p text:style-name="P33"><text:soft-page-break/>str <text:span text:style-name="T9">=</text:span> <text:span text:style-name="T11">"Xcddddddddc8dddd"</text:span></text:p>
            <text:p text:style-name="P33"><text:span text:style-name="T13">print</text:span><text:span text:style-name="T15">(</text:span>regex<text:span text:style-name="T9">.</text:span>match<text:span text:style-name="T15">(</text:span>str<text:span text:style-name="T15">)</text:span><text:span text:style-name="T9">.</text:span>group<text:span text:style-name="T15">())</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9">=</text:span> re<text:span text:style-name="T9">.</text:span>compile<text:span text:style-name="T15">(</text:span><text:span text:style-name="T11">"[a-zA-Z]"</text:span><text:span text:style-name="T15">)</text:span></text:p>
            <text:p text:style-name="P33">regex2 <text:span text:style-name="T9">=</text:span> re<text:span text:style-name="T9">.</text:span>compile<text:span text:style-name="T15">(</text:span><text:span text:style-name="T11">"[a-zA-Z]+"</text:span> <text:span text:style-name="T11">"[0-9]"</text:span><text:span text:style-name="T15">)</text:span></text:p>
            <text:p text:style-name="P33">regex3 <text:span text:style-name="T9">=</text:span> re<text:span text:style-name="T9">.</text:span>compile<text:span text:style-name="T15">(</text:span><text:span text:style-name="T11">"[a-zA-Z]+"</text:span> <text:span text:style-name="T11">"[0-9]+"</text:span> <text:span text:style-name="T11">"[a-z]*"</text:span><text:span text:style-name="T15">)</text:span></text:p>
            <text:p text:style-name="P33">regex4 <text:span text:style-name="T9">=</text:span> re<text:span text:style-name="T9">.</text:span>compile<text:span text:style-name="T15">(</text:span><text:span text:style-name="T11">"[a-zA-Z]+"</text:span> <text:span text:style-name="T11">"[0-9]+"</text:span> <text:span text:style-name="T11">"[a-zA-Z]*"</text:span><text:span text:style-name="T15">)</text:span></text:p>
            <text:p text:style-name="P34"> </text:p>
            <text:p text:style-name="P33">str <text:span text:style-name="T9">=</text:span> <text:span text:style-name="T11">"Ikben1grootfanvanPython"</text:span></text:p>
            <text:p text:style-name="P33"><text:span text:style-name="T13">print</text:span><text:span text:style-name="T15">(</text:span>regex1<text:span text:style-name="T9">.</text:span>match<text:span text:style-name="T15">(</text:span>str<text:span text:style-name="T15">)</text:span><text:span text:style-name="T9">.</text:span>group<text:span text:style-name="T15">())</text:span></text:p>
            <text:p text:style-name="P33"><text:span text:style-name="T13">print</text:span><text:span text:style-name="T15">(</text:span>regex2<text:span text:style-name="T9">.</text:span>match<text:span text:style-name="T15">(</text:span>str<text:span text:style-name="T15">)</text:span><text:span text:style-name="T9">.</text:span>group<text:span text:style-name="T15">())</text:span></text:p>
            <text:p text:style-name="P33"><text:span text:style-name="T13">print</text:span><text:span text:style-name="T15">(</text:span>regex3<text:span text:style-name="T9">.</text:span>match<text:span text:style-name="T15">(</text:span>str<text:span text:style-name="T15">)</text:span><text:span text:style-name="T9">.</text:span>group<text:span text:style-name="T15">())</text:span></text:p>
            <text:p text:style-name="P33"><text:span text:style-name="T13">print</text:span><text:span text:style-name="T15">(</text:span>regex4<text:span text:style-name="T9">.</text:span>match<text:span text:style-name="T15">(</text:span>str<text:span text:style-name="T15">)</text:span><text:span text:style-name="T9">.</text:span>group<text:span text:style-name="T15">())</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41">Wat zijn </text:span><text:span text:style-name="T42">loops</text:span><text:span text:style-name="T41">: </text:span></text:p>
      <text:p text:style-name="P22"><text:span text:style-name="T41">L</text:span><text:span text:style-name="T40">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0">FOR LOOP <text:span text:style-name="T43">van een string</text:span></text:p>
      <text:p text:style-name="P69"><text:span text:style-name="T44">for</text:span> letter <text:span text:style-name="T44">in</text:span> "Bananenschillenmand":</text:p>
      <text:p text:style-name="P69"><text:s text:c="4"/>print ("Van boven naar beneden: <text:s/>", letter)</text:p>
      <text:p text:style-name="P69"/>
      <text:p text:style-name="P58">result==&gt;</text:p>
      <text:p text:style-name="P58"><text:soft-page-break/>Van boven naar beneden: <text:s text:c="2"/>B</text:p>
      <text:p text:style-name="P58">Van boven naar beneden: <text:s text:c="2"/>a</text:p>
      <text:p text:style-name="P58">Van boven naar beneden: <text:s text:c="2"/>n</text:p>
      <text:p text:style-name="P58">Van boven naar beneden: <text:s text:c="2"/>a</text:p>
      <text:p text:style-name="P58">Van boven naar beneden: <text:s text:c="2"/>n</text:p>
      <text:p text:style-name="P58">Van boven naar beneden: <text:s text:c="2"/>e</text:p>
      <text:p text:style-name="P58">Van boven naar beneden: <text:s text:c="2"/>n</text:p>
      <text:p text:style-name="P58">Van boven naar beneden: <text:s text:c="2"/>s</text:p>
      <text:p text:style-name="P58">Van boven naar beneden: <text:s text:c="2"/>c</text:p>
      <text:p text:style-name="P58">Van boven naar beneden: <text:s text:c="2"/>h</text:p>
      <text:p text:style-name="P58">Van boven naar beneden: <text:s text:c="2"/>i</text:p>
      <text:p text:style-name="P58">Van boven naar beneden: <text:s text:c="2"/>l</text:p>
      <text:p text:style-name="P58">Van boven naar beneden: <text:s text:c="2"/>l</text:p>
      <text:p text:style-name="P58">Van boven naar beneden: <text:s text:c="2"/>e</text:p>
      <text:p text:style-name="P58">Van boven naar beneden: <text:s text:c="2"/>n</text:p>
      <text:p text:style-name="P58">Van boven naar beneden: <text:s text:c="2"/>m</text:p>
      <text:p text:style-name="P58">Van boven naar beneden: <text:s text:c="2"/>a</text:p>
      <text:p text:style-name="P58">Van boven naar beneden: <text:s text:c="2"/>n</text:p>
      <text:p text:style-name="P58">Van boven naar beneden: <text:s text:c="2"/>d</text:p>
      <text:p text:style-name="P58"/>
      <text:p text:style-name="P73">FOR LOOP van een list</text:p>
      <text:p text:style-name="P71"><text:span text:style-name="T28">fruitmand = ["appel", "peer", "mango", "kersen", "banaan"]</text:span></text:p>
      <text:p text:style-name="P71"><text:span text:style-name="T44">for</text:span><text:span text:style-name="T28"> fruit </text:span><text:span text:style-name="T44">in</text:span><text:span text:style-name="T28"> fruitmand:</text:span></text:p>
      <text:p text:style-name="P71"><text:span text:style-name="T28"><text:s text:c="4"/>print("In de mand: <text:s/>", fruit)</text:span></text:p>
      <text:p text:style-name="P73"><text:span text:style-name="T33"/></text:p>
      <text:p text:style-name="P73"><text:span text:style-name="T28">result ==&gt;</text:span></text:p>
      <text:p text:style-name="P71"><text:span text:style-name="T28">In de mand: <text:s text:c="2"/>appel</text:span></text:p>
      <text:p text:style-name="P71"><text:span text:style-name="T28">In de mand: <text:s text:c="2"/>peer</text:span></text:p>
      <text:p text:style-name="P71"><text:span text:style-name="T28">In de mand: <text:s text:c="2"/>mango</text:span></text:p>
      <text:p text:style-name="P71"><text:span text:style-name="T28">In de mand: <text:s text:c="2"/>kersen</text:span></text:p>
      <text:p text:style-name="P71"><text:span text:style-name="T28">In de mand: <text:s text:c="2"/>banaan</text:span></text:p>
      <text:p text:style-name="P61"><text:soft-page-break/>Alleen de eerste letter printen:</text:p>
      <text:p text:style-name="P59">fruitmand = ["appel", "peer", "mango", "kersen", "zeemeermin", <text:s/>"banaan"]</text:p>
      <text:p text:style-name="P59"><text:span text:style-name="T1">for</text:span> fruit <text:span text:style-name="T1">in</text:span> fruitmand:</text:p>
      <text:p text:style-name="P59"><text:s text:c="4"/>print("In de mand: <text:s/>", fruit [0])</text:p>
      <text:p text:style-name="P59"/>
      <text:p text:style-name="P59">result ==&gt;</text:p>
      <text:p text:style-name="P59">In de mand: <text:s text:c="2"/>a</text:p>
      <text:p text:style-name="P59">In de mand: <text:s text:c="2"/>p</text:p>
      <text:p text:style-name="P59">In de mand: <text:s text:c="2"/>m</text:p>
      <text:p text:style-name="P59">In de mand: <text:s text:c="2"/>k</text:p>
      <text:p text:style-name="P59">In de mand: <text:s text:c="2"/>z</text:p>
      <text:p text:style-name="P59">In de mand: <text:s text:c="2"/>b</text:p>
      <text:p text:style-name="P59"/>
      <text:p text:style-name="P72">Een range maken</text:p>
      <text:p text:style-name="P59"/>
      <text:p text:style-name="P59">for x in range (4):</text:p>
      <text:p text:style-name="P59"><text:s text:c="4"/>print (x)</text:p>
      <text:p text:style-name="P58"/>
      <text:p text:style-name="P60">output ==&gt;</text:p>
      <text:p text:style-name="P60">0</text:p>
      <text:p text:style-name="P60">1</text:p>
      <text:p text:style-name="P60">2</text:p>
      <text:p text:style-name="P60">3</text:p>
      <text:p text:style-name="P60"/>
      <text:p text:style-name="P72">een geselcteerde range maken</text:p>
      <text:p text:style-name="P60">for x in range (4,7):</text:p>
      <text:p text:style-name="P60"><text:s text:c="4"/>print (x)</text:p>
      <text:p text:style-name="P11"/>
      <text:p text:style-name="P53">output ==&gt;</text:p>
      <text:p text:style-name="P53">4</text:p>
      <text:p text:style-name="P53">5</text:p>
      <text:p text:style-name="P53">6</text:p>
      <text:p text:style-name="P53"><text:soft-page-break/></text:p>
      <text:p text:style-name="P53"><text:span text:style-name="Strong_20_Emphasis"><text:span text:style-name="T1">Break Statement:</text:span></text:span><text:line-break/>Een loop kunnen we onderbreken middels het “break” commando. Na beëindiging van de loop wordt onmiddellijk de volgende code of loop uitgevoerd. </text:p>
      <text:p text:style-name="P65"># Break statement.</text:p>
      <text:p text:style-name="P65">for letter in "Appeltaart":</text:p>
      <text:p text:style-name="P65"><text:s text:c="3"/>if letter == "t":</text:p>
      <text:p text:style-name="P65"><text:s text:c="6"/>break</text:p>
      <text:p text:style-name="P65"><text:s text:c="3"/>print ("In het scherm: ", letter)</text:p>
      <text:p text:style-name="P65"><text:s text:c="3"/><text:span text:style-name="T45">==&gt;output:</text:span></text:p>
      <text:p text:style-name="P74">In het scherm: <text:s/>A</text:p>
      <text:p text:style-name="P74">In het scherm: <text:s/>p</text:p>
      <text:p text:style-name="P74">In het scherm: <text:s/>p</text:p>
      <text:p text:style-name="P74">In het scherm: <text:s/>e</text:p>
      <text:p text:style-name="P74">In het scherm: <text:s/>l</text:p>
      <text:p text:style-name="P56">PASS STATEMENT</text:p>
      <text:p text:style-name="P66"># Pass statement.</text:p>
      <text:p text:style-name="P66"/>
      <text:p text:style-name="P66">for letter in 'Appelvla':</text:p>
      <text:p text:style-name="P66"><text:s text:c="3"/>if letter == 'v':</text:p>
      <text:p text:style-name="P66"><text:s text:c="6"/>pass</text:p>
      <text:p text:style-name="P66"><text:s text:c="6"/>print ('Dit is het pass blok')</text:p>
      <text:p text:style-name="P66"><text:s text:c="3"/>print ('Scherm :', letter)</text:p>
      <text:p text:style-name="P66">output ==&gt;</text:p>
      <text:p text:style-name="P75">Scherm : A</text:p>
      <text:p text:style-name="P75">Scherm : p</text:p>
      <text:p text:style-name="P75">Scherm : p</text:p>
      <text:p text:style-name="P75">Scherm : e</text:p>
      <text:p text:style-name="P75">Scherm : l</text:p>
      <text:p text:style-name="P75">Dit is het pass blok</text:p>
      <text:p text:style-name="P75">Scherm : v</text:p>
      <text:p text:style-name="P75">Scherm : l</text:p>
      <text:p text:style-name="P75">Scherm : a</text:p>
      <text:p text:style-name="P55"/>
      <text:p text:style-name="P11"/>
      <text:p text:style-name="P52"><text:soft-page-break/><text:span text:style-name="Strong_20_Emphasis"><text:span text:style-name="T38">Else Statement</text:span></text:span></text:p>
      <text:p text:style-name="P52"><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4"># de achtbaan</text:p>
      <text:p text:style-name="P64"><text:span text:style-name="T1">kindLengte</text:span> = 180</text:p>
      <text:p text:style-name="P64"><text:span text:style-name="T1">eis</text:span> = 150</text:p>
      <text:p text:style-name="P64"><text:span text:style-name="T1">if</text:span> <text:span text:style-name="T1">kindLengte</text:span> ==<text:span text:style-name="T1">eis</text:span>:</text:p>
      <text:p text:style-name="P64"><text:s text:c="3"/>print ("Jij mag mee, want je bent: ",<text:span text:style-name="T1">kindLengte</text:span> ," cm, maar neem een begeleider mee")</text:p>
      <text:p text:style-name="P64"><text:span text:style-name="T1">elif</text:span> kindLengte &lt;= eis:</text:p>
      <text:p text:style-name="P64"><text:s text:c="3"/>print("Minimum lengte is", <text:span text:style-name="T1">eis</text:span> ,"cm, helaas je mag niet mee, want jij bent: <text:s/>", <text:span text:style-name="T1">kindLengte</text:span>, "centimeter. " <text:s/>)</text:p>
      <text:p text:style-name="P64"/>
      <text:p text:style-name="P64"><text:span text:style-name="T1">else</text:span> :</text:p>
      <text:p text:style-name="P64"><text:s text:c="3"/>print ("Jij mag mee, want je bent: ",<text:span text:style-name="T1">kindLengte</text:span> - <text:span text:style-name="T1">eis</text:span> ," cm langer.")</text:p>
      <text:p text:style-name="P64"><text:span text:style-name="T28">-------------------------------------------------------------------------------------------------------------------------</text:span></text:p>
      <text:p text:style-name="P64"><text:span text:style-name="T28"/></text:p>
      <text:p text:style-name="P57">FOR LOOP CIJFERS</text:p>
      <text:p text:style-name="P67"># NOG EEN FOR LOOPJE</text:p>
      <text:p text:style-name="P67">nummers = [2,4,6, 11]</text:p>
      <text:p text:style-name="P67">for num in nummers:</text:p>
      <text:p text:style-name="P67"><text:s text:c="3"/>if num%2 == 0:</text:p>
      <text:p text:style-name="P67"><text:s text:c="9"/>print ('Deze lijst heeft 3 getallen door 2 deelbaar, even nummer.')</text:p>
      <text:p text:style-name="P67"><text:s text:c="9"/>break</text:p>
      <text:p text:style-name="P67"><text:s text:c="3"/>else:</text:p>
      <text:p text:style-name="P67"><text:s text:c="8"/>print("11 is nergens deelbaar door…")</text:p>
      <text:p text:style-name="P68">output==&gt;</text:p>
      <text:p text:style-name="P76">Deze lijst heeft 3 getallen door 2 deelbaar, even nummer.</text:p>
      <text:p text:style-name="P54"/>
      <text:p text:style-name="P67"><text:s text:c="13"/></text:p>
      <text:p text:style-name="P67"><text:s text:c="13"/></text:p>
      <text:p text:style-name="P64"/>
      <text:h text:style-name="P9" text:outline-level="2"><text:soft-page-break/>WHILE LOOP</text:h>
      <text:p text:style-name="P11">De “while” loop is vergelijkbaar met de “for” loop. <text:span text:style-name="T46">D</text:span>e while loop <text:span text:style-name="T46">gaat door</text:span> tot aan een bepaalde waarde voldaan wordt of tot er een fout gegenereerd wordt. </text:p>
      <text:p text:style-name="P11"/>
      <text:p text:style-name="P63">teller = 0</text:p>
      <text:p text:style-name="P63">while (teller &lt; 4):</text:p>
      <text:p text:style-name="P63"><text:s text:c="3"/>print("Het aantal biljetten is", teller)</text:p>
      <text:p text:style-name="P63"><text:s text:c="3"/>teller = teller + 1</text:p>
      <text:p text:style-name="P63">→</text:p>
      <text:p text:style-name="P78">Het aantal biljetten is 0</text:p>
      <text:p text:style-name="P78">Het aantal biljetten is 1</text:p>
      <text:p text:style-name="P78">Het aantal biljetten is 2</text:p>
      <text:p text:style-name="P78">Het aantal biljetten is 3</text:p>
      <text:p text:style-name="P77"><text:span text:style-name="T28"/></text:p>
      <text:p text:style-name="P63"># whilel loop, per 3 laten telle<text:span text:style-name="T48">n</text:span></text:p>
      <text:p text:style-name="P63">wijnkelder = 0</text:p>
      <text:p text:style-name="P63">while(wijnkelder&lt;30):</text:p>
      <text:p text:style-name="P63"><text:s text:c="3"/>print('Aantal flessen: ', wijnkelder)</text:p>
      <text:p text:style-name="P63"><text:s text:c="3"/>wijnkelder = <text:s/>wijnkelder + 3</text:p>
      <text:p text:style-name="P63"><text:s text:c="13"/></text:p>
      <text:p text:style-name="Text_20_body"/>
      <table:table table:name="Table47" table:style-name="Table47">
        <table:table-column table:style-name="Table47.A"/>
        <table:table-row>
          <table:table-cell table:style-name="Table47.A1" office:value-type="string">
            <text:p text:style-name="P3">teller <text:span text:style-name="T9">=</text:span> <text:span text:style-name="T17">0</text:span></text:p>
            <text:p text:style-name="P33"><text:span text:style-name="T13">while</text:span> <text:span text:style-name="T15">(</text:span>teller <text:span text:style-name="T9">&lt;</text:span> <text:span text:style-name="T19">2</text:span><text:span text:style-name="T15">)</text:span><text:span text:style-name="T9">:</text:span></text:p>
            <text:p text:style-name="P34"><text:s text:c="3"/><text:span text:style-name="T14">print</text:span><text:span text:style-name="T49"> </text:span><text:span text:style-name="T16">(</text:span><text:span text:style-name="T12">"Het huidige getal is kleiner dan:"</text:span><text:span text:style-name="T10">,</text:span><text:span text:style-name="T49"> teller</text:span><text:span text:style-name="T16">)</text:span></text:p>
            <text:p text:style-name="P34"><text:s text:c="3"/><text:span text:style-name="T49">teller </text:span><text:span text:style-name="T10">=</text:span><text:span text:style-name="T49"> teller </text:span><text:span text:style-name="T10">+</text:span><text:span text:style-name="T49"> </text:span><text:span text:style-name="T18">1</text:span></text:p>
            <text:p text:style-name="P33"><text:span text:style-name="T13">else</text:span><text:span text:style-name="T9">:</text:span></text:p>
            <text:p text:style-name="P34"><text:s text:c="3"/><text:span text:style-name="T14">print</text:span><text:span text:style-name="T49"> </text:span><text:span text:style-name="T16">(</text:span><text:span text:style-name="T12">"Het huidige getal is gelijk aan of groter dan:"</text:span><text:span text:style-name="T10">,</text:span><text:span text:style-name="T49"> teller</text:span><text:span text:style-name="T16">)</text:span></text:p>
          </table:table-cell>
        </table:table-row>
      </table:table>
      <text:p text:style-name="P5"><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5">2</text:span></text:span></text:p>
      <text:p text:style-name="Text_20_body"><text:line-break/></text:p>
      <text:p text:style-name="P39"><text:span text:style-name="Emphasis"><text:span text:style-name="T3"/></text:span></text:p>
      <text:p text:style-name="P11"/>
      <text:p text:style-name="P23"><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3:00:30.824710987</dc:date>
    <meta:editing-duration>P3DT10H49M14S</meta:editing-duration>
    <meta:editing-cycles>28</meta:editing-cycles>
    <meta:generator>LibreOffice/6.2.4.2.0$Linux_X86_64 LibreOffice_project/b154c0ac6cf11bc010cb60509e6db2f74a9a9fa3</meta:generator>
    <meta:document-statistic meta:table-count="47" meta:image-count="1" meta:object-count="0" meta:page-count="20" meta:paragraph-count="486" meta:word-count="3943" meta:character-count="25146" meta:non-whitespace-character-count="21349"/>
  </office:meta>
</office:document-meta>
</file>